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815cm" svg:height="1.723cm" svg:x="5.076cm" svg:y="2.92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7.323cm" svg:y="6.55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3.161cm" svg:y="6.508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.426cm" svg:y1="6.76cm" svg:x2="5.076cm" svg:y2="3.785cm" draw:start-shape="id1" draw:start-glue-point="5" draw:end-shape="id2" draw:end-glue-point="6" svg:d="M3426 6760c0-1984 550-2975 1650-2975" svg:viewBox="0 0 1651 2976">
          <text:p/>
        </draw:connector>
        <draw:connector draw:style-name="gr2" draw:text-style-name="P1" draw:layer="layout" draw:type="curve" svg:x1="6.891cm" svg:y1="3.785cm" svg:x2="8.231cm" svg:y2="6.553cm" draw:start-shape="id2" draw:start-glue-point="10" draw:end-shape="id3" draw:end-glue-point="4" svg:d="M6891 3785c894 0 1340 922 1340 2768" svg:viewBox="0 0 1341 2769">
          <text:p/>
        </draw:connector>
        <draw:connector draw:style-name="gr2" draw:text-style-name="P1" draw:layer="layout" draw:type="curve" svg:x1="8.231cm" svg:y1="8.276cm" svg:x2="4.069cm" svg:y2="8.231cm" draw:start-shape="id3" draw:start-glue-point="8" draw:end-shape="id1" draw:end-glue-point="8" svg:d="M8231 8276c0 751-4162 774-4162-45" svg:viewBox="0 0 4163 612">
          <text:p/>
        </draw:connector>
        <draw:frame draw:style-name="gr3" draw:layer="layout" svg:width="14.952cm" svg:height="1.138cm" svg:x="12.275cm" svg:y="2.038cm">
          <draw:text-box>
            <text:p><text:span text:style-name="T1">R(A, A) = 0 <text:s text:c="2"/>R(B, B) = 0 <text:s text:c="2"/>R(C, C) = 0 </text:span><text:s/></text:p>
          </draw:text-box>
        </draw:frame>
        <draw:frame draw:style-name="gr3" draw:text-style-name="P3" draw:layer="layout" svg:width="11.537cm" svg:height="1.138cm" svg:x="12.276cm" svg:y="3.738cm">
          <draw:text-box>
            <text:p><text:span text:style-name="T1">R(A, B) = 1 <text:s text:c="2"/>R(B, A) = -1 <text:s/></text:span></text:p>
          </draw:text-box>
        </draw:frame>
        <draw:frame draw:style-name="gr3" draw:layer="layout" svg:width="11.537cm" svg:height="1.138cm" svg:x="12.277cm" svg:y="5.438cm">
          <draw:text-box>
            <text:p><text:span text:style-name="T1">R(B, C) = 1 <text:s text:c="2"/>R(C, B) = -1 </text:span><text:s/></text:p>
          </draw:text-box>
        </draw:frame>
        <draw:frame draw:style-name="gr3" draw:layer="layout" svg:width="11.537cm" svg:height="1.138cm" svg:x="12.278cm" svg:y="7.238cm">
          <draw:text-box>
            <text:p><text:span text:style-name="T1">R(C, A) = 1 <text:s text:c="2"/>R(A, C) = -1</text:span> 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4:13:38.927941475</dc:date>
    <dc:creator>elucterio </dc:creator>
    <meta:editing-duration>PT19M16S</meta:editing-duration>
    <meta:editing-cycles>4</meta:editing-cycles>
    <meta:generator>LibreOffice/4.2.8.2$Linux_X86_64 LibreOffice_project/420m0$Build-2</meta:generator>
    <meta:document-statistic meta:object-count="10"/>
  </office:meta>
</office:document-meta>
</file>